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6800002C3800001C8B59E7EBD5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,654.45 €</text:p>
          </table:table-cell>
          <table:table-cell office:value-type="currency" office:currency="EUR" office:value="12654.56">
            <text:p>12,654.56 €</text:p>
          </table:table-cell>
          <table:table-cell office:value-type="currency" office:currency="EUR" office:value="10010.02">
            <text:p>10,010.02 €</text:p>
          </table:table-cell>
          <table:table-cell office:value-type="currency" office:currency="EUR" office:value="33654.23">
            <text:p>33,654.23 €</text:p>
          </table:table-cell>
          <table:table-cell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,674.34 €</text:p>
          </table:table-cell>
          <table:table-cell office:value-type="currency" office:currency="EUR" office:value="14564.01">
            <text:p>14,564.01 €</text:p>
          </table:table-cell>
          <table:table-cell office:value-type="currency" office:currency="EUR" office:value="13765.76">
            <text:p>13,765.76 €</text:p>
          </table:table-cell>
          <table:table-cell office:value-type="currency" office:currency="EUR" office:value="42456.43">
            <text:p>42,456.43 €</text:p>
          </table:table-cell>
          <table:table-cell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,694.23 €</text:p>
          </table:table-cell>
          <table:table-cell office:value-type="currency" office:currency="EUR" office:value="16473.46">
            <text:p>16,473.46 €</text:p>
          </table:table-cell>
          <table:table-cell office:value-type="currency" office:currency="EUR" office:value="17521.5">
            <text:p>17,521.50 €</text:p>
          </table:table-cell>
          <table:table-cell office:value-type="currency" office:currency="EUR" office:value="51258.63">
            <text:p>51,258.63 €</text:p>
          </table:table-cell>
          <table:table-cell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,714.12 €</text:p>
          </table:table-cell>
          <table:table-cell office:value-type="currency" office:currency="EUR" office:value="18382.91">
            <text:p>18,382.91 €</text:p>
          </table:table-cell>
          <table:table-cell office:value-type="currency" office:currency="EUR" office:value="21277.24">
            <text:p>21,277.24 €</text:p>
          </table:table-cell>
          <table:table-cell office:value-type="currency" office:currency="EUR" office:value="60060.83">
            <text:p>60,060.83 €</text:p>
          </table:table-cell>
          <table:table-cell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,456.54 €</text:p>
          </table:table-cell>
          <table:table-cell office:value-type="currency" office:currency="EUR" office:value="20292.36">
            <text:p>20,292.36 €</text:p>
          </table:table-cell>
          <table:table-cell office:value-type="currency" office:currency="EUR" office:value="20032.98">
            <text:p>20,032.98 €</text:p>
          </table:table-cell>
          <table:table-cell office:value-type="currency" office:currency="EUR" office:value="68863.03">
            <text:p>68,863.03 €</text:p>
          </table:table-cell>
          <table:table-cell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,198.96 €</text:p>
          </table:table-cell>
          <table:table-cell office:value-type="currency" office:currency="EUR" office:value="22201.81">
            <text:p>22,201.81 €</text:p>
          </table:table-cell>
          <table:table-cell office:value-type="currency" office:currency="EUR" office:value="28788.72">
            <text:p>28,788.72 €</text:p>
          </table:table-cell>
          <table:table-cell office:value-type="currency" office:currency="EUR" office:value="77665.23">
            <text:p>77,665.23 €</text:p>
          </table:table-cell>
          <table:table-cell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,941.38 €</text:p>
          </table:table-cell>
          <table:table-cell office:value-type="currency" office:currency="EUR" office:value="14111.26">
            <text:p>14,111.26 €</text:p>
          </table:table-cell>
          <table:table-cell office:value-type="currency" office:currency="EUR" office:value="22544.46">
            <text:p>22,544.46 €</text:p>
          </table:table-cell>
          <table:table-cell office:value-type="currency" office:currency="EUR" office:value="86467.43">
            <text:p>86,467.43 €</text:p>
          </table:table-cell>
          <table:table-cell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,683.80 €</text:p>
          </table:table-cell>
          <table:table-cell office:value-type="currency" office:currency="EUR" office:value="26020.71">
            <text:p>26,020.71 €</text:p>
          </table:table-cell>
          <table:table-cell office:value-type="currency" office:currency="EUR" office:value="32300.2">
            <text:p>32,300.20 €</text:p>
          </table:table-cell>
          <table:table-cell office:value-type="currency" office:currency="EUR" office:value="95269.63">
            <text:p>95,269.63 €</text:p>
          </table:table-cell>
          <table:table-cell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,426.22 €</text:p>
          </table:table-cell>
          <table:table-cell office:value-type="currency" office:currency="EUR" office:value="7930.16">
            <text:p>7,930.16 €</text:p>
          </table:table-cell>
          <table:table-cell office:value-type="currency" office:currency="EUR" office:value="20055.94">
            <text:p>20,055.94 €</text:p>
          </table:table-cell>
          <table:table-cell office:value-type="currency" office:currency="EUR" office:value="64071.83">
            <text:p>64,071.83 €</text:p>
          </table:table-cell>
          <table:table-cell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,432.21 €</text:p>
          </table:table-cell>
          <table:table-cell office:value-type="currency" office:currency="EUR" office:value="29839.61">
            <text:p>29,839.61 €</text:p>
          </table:table-cell>
          <table:table-cell office:value-type="currency" office:currency="EUR" office:value="18811.68">
            <text:p>18,811.68 €</text:p>
          </table:table-cell>
          <table:table-cell office:value-type="currency" office:currency="EUR" office:value="72874.03">
            <text:p>72,874.03 €</text:p>
          </table:table-cell>
          <table:table-cell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,438.20 €</text:p>
          </table:table-cell>
          <table:table-cell office:value-type="currency" office:currency="EUR" office:value="21749.06">
            <text:p>21,749.06 €</text:p>
          </table:table-cell>
          <table:table-cell office:value-type="currency" office:currency="EUR" office:value="27567.42">
            <text:p>27,567.42 €</text:p>
          </table:table-cell>
          <table:table-cell office:value-type="currency" office:currency="EUR" office:value="41676.23">
            <text:p>41,676.23 €</text:p>
          </table:table-cell>
          <table:table-cell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,444.19 €</text:p>
          </table:table-cell>
          <table:table-cell office:value-type="currency" office:currency="EUR" office:value="33658.51">
            <text:p>33,658.51 €</text:p>
          </table:table-cell>
          <table:table-cell office:value-type="currency" office:currency="EUR" office:value="31323.16">
            <text:p>31,323.16 €</text:p>
          </table:table-cell>
          <table:table-cell office:value-type="currency" office:currency="EUR" office:value="30478.43">
            <text:p>30,478.43 €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>
            <draw:frame table:end-cell-address="Sheet1.F35" table:end-x="0.8898in" table:end-y="0.011in" draw:z-index="0" svg:width="4.4563in" svg:height="2.8764in" svg:x="0.878in" svg:y="0.1571in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5"/>
          <table:table-cell>
            <draw:frame table:end-cell-address="Sheet1.L35" table:end-x="0.8673in" table:end-y="0.0421in" draw:z-index="1" draw:name="Graphics 1" draw:style-name="gr1" draw:text-style-name="P1" svg:width="4.4563in" svg:height="2.8764in" svg:x="0.8559in" svg:y="0.0102in">
              <draw:image xlink:href="Pictures/2000016800002C3800001C8B59E7EBD5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4">05/04/2006</text:date>, <text:time>12:4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64$Build-9018</meta:generator>
    <meta:creation-date>2005-06-28T11:14:25</meta:creation-date>
    <dc:date>2006-05-04T12:48:08</dc:date>
    <dc:language>en-US</dc:language>
    <meta:editing-cycles>5</meta:editing-cycles>
    <meta:editing-duration>PT14M12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3.6000003814697pt" style:font-family-asian="'Andale Sans UI'" style:font-pitch-asian="variable" style:font-size-asian="13.6000003814697pt" style:font-family-complex="Tahoma" style:font-pitch-complex="variable" style:font-size-complex="13.6000003814697pt"/>
    </style:style>
    <style:style style:name="ch3" style:family="chart">
      <style:graphic-properties draw:fill="none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4" style:family="chart">
      <style:chart-properties chart:japanese-candle-stick="false" chart:stock-with-volume="false" chart:three-dimensional="true" chart:deep="false" chart:lines="false" chart:interpolation="none" chart:stacked="tru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30000019073486pt" style:font-family-asian="'Andale Sans UI'" style:font-pitch-asian="variable" style:font-size-asian="7.30000019073486pt" style:font-family-complex="Tahoma" style:font-pitch-complex="variable" style:font-size-complex="7.30000019073486pt"/>
    </style:style>
    <style:style style:name="ch6" style:family="chart" style:data-style-name="N107">
      <style:chart-properties chart:display-label="true" chart:tick-marks-major-inner="false" chart:tick-marks-major-outer="true" chart:tick-marks-minor-inner="false" chart:tick-marks-minor-outer="false" chart:logarithmic="false" chart:minimum="0" chart:maximum="16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30000019073486pt" style:font-family-asian="'Andale Sans UI'" style:font-pitch-asian="variable" style:font-size-asian="7.30000019073486pt" style:font-family-complex="Tahoma" style:font-pitch-complex="variable" style:font-size-complex="7.30000019073486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30000019073486pt" style:font-family-asian="'Andale Sans UI'" style:font-pitch-asian="variable" style:font-size-asian="7.30000019073486pt" style:font-family-complex="Tahoma" style:font-pitch-complex="variable" style:font-size-complex="7.3000001907348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1.32cm" svg:height="7.307cm" chart:class="chart:bar" chart:style-name="ch1">
        <chart:title svg:x="4.205cm" svg:y="0.146cm" chart:style-name="ch2">
          <text:p>Bars_stacked</text:p>
        </chart:title>
        <chart:legend chart:legend-position="end" svg:x="9.642cm" svg:y="2.963cm" chart:style-name="ch3"/>
        <chart:plot-area chart:style-name="ch4" table:cell-range-address="Sheet1.$B$4:.$F$16" chart:data-source-has-labels="both" chart:table-number-list="0" svg:x="0.226cm" svg:y="0.972cm" svg:width="8.965cm" svg:height="6.189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